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7637.5" calcext:value-type="float">
            <text:p>17638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5312.5" calcext:value-type="float">
            <text:p>15313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6225" calcext:value-type="float">
            <text:p>6225</text:p>
          </table:table-cell>
          <table:table-cell table:formula="of:=([.E6]/8)*(1+[.H6])*10000*[.F6]" office:value-type="float" office:value="3150" calcext:value-type="float">
            <text:p>3150</text:p>
          </table:table-cell>
          <table:table-cell table:formula="of:=[.J6]+[.I6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10613.75" calcext:value-type="float">
            <text:p>10614</text:p>
          </table:table-cell>
          <table:table-cell table:formula="of:=([.E7]/8)*(1+[.H7])*10000*[.F7]" office:value-type="float" office:value="0" calcext:value-type="float">
            <text:p>0</text:p>
          </table:table-cell>
          <table:table-cell table:formula="of:=[.J7]+[.I7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8300" calcext:value-type="float">
            <text:p>8300</text:p>
          </table:table-cell>
          <table:table-cell table:formula="of:=([.E8]/8)*(1+[.H8])*10000*[.F8]" office:value-type="float" office:value="6300" calcext:value-type="float">
            <text:p>6300</text:p>
          </table:table-cell>
          <table:table-cell table:formula="of:=[.J8]+[.I8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20957.5" calcext:value-type="float">
            <text:p>20958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6225" calcext:value-type="float">
            <text:p>6225</text:p>
          </table:table-cell>
          <table:table-cell table:formula="of:=([.E10]/8)*(1+[.H10])*10000*[.F10]" office:value-type="float" office:value="18900" calcext:value-type="float">
            <text:p>18900</text:p>
          </table:table-cell>
          <table:table-cell table:formula="of:=[.J10]+[.I10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20750" calcext:value-type="float">
            <text:p>20750</text:p>
          </table:table-cell>
          <table:table-cell table:formula="of:=([.E11]/8)*(1+[.H11])*10000*[.F11]" office:value-type="float" office:value="6615" calcext:value-type="float">
            <text:p>6615</text:p>
          </table:table-cell>
          <table:table-cell table:formula="of:=[.J11]+[.I11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4900" calcext:value-type="float">
            <text:p>24900</text:p>
          </table:table-cell>
          <table:table-cell table:formula="of:=([.E12]/8)*(1+[.H12])*10000*[.F12]" office:value-type="float" office:value="7087.5" calcext:value-type="float">
            <text:p>7088</text:p>
          </table:table-cell>
          <table:table-cell table:formula="of:=[.J12]+[.I12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11333.3333333333" calcext:value-type="float">
            <text:p>11333</text:p>
          </table:table-cell>
          <table:table-cell table:formula="of:=([.E13]/8)*(1+[.H13])*10000*[.F13]" office:value-type="float" office:value="16800" calcext:value-type="float">
            <text:p>16800</text:p>
          </table:table-cell>
          <table:table-cell table:formula="of:=[.J13]+[.I13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9687.5" calcext:value-type="float">
            <text:p>19688</text:p>
          </table:table-cell>
          <table:table-cell table:formula="of:=([.E15]/8)*(1+[.H15])*10000*[.F15]" office:value-type="float" office:value="14175" calcext:value-type="float">
            <text:p>14175</text:p>
          </table:table-cell>
          <table:table-cell table:formula="of:=[.J15]+[.I15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45629.25" calcext:value-type="float">
            <text:p>45629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53970.75" calcext:value-type="float">
            <text:p>53971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18675" calcext:value-type="float">
            <text:p>18675</text:p>
          </table:table-cell>
          <table:table-cell table:formula="of:=([.E18]/8)*(1+[.H18])*10000*[.F18]" office:value-type="float" office:value="17482.5" calcext:value-type="float">
            <text:p>17483</text:p>
          </table:table-cell>
          <table:table-cell table:formula="of:=[.J18]+[.I18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9])/[.F19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955" calcext:value-type="float">
            <text:p>17955</text:p>
          </table:table-cell>
          <table:table-cell table:formula="of:=[.J19]+[.I19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66420.75" calcext:value-type="float">
            <text:p>66421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41500" calcext:value-type="float">
            <text:p>41500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41500" calcext:value-type="float">
            <text:p>41500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3]*[.D23]))/[.F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7800" calcext:value-type="float">
            <text:p>37800</text:p>
          </table:table-cell>
          <table:table-cell table:formula="of:=([.E23]/8)*(1+[.H23])*10000*[.F23]" office:value-type="float" office:value="7875" calcext:value-type="float">
            <text:p>7875</text:p>
          </table:table-cell>
          <table:table-cell table:formula="of:=[.J23]+[.I23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5650" calcext:value-type="float">
            <text:p>4565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56025" calcext:value-type="float">
            <text:p>56025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33200" calcext:value-type="float">
            <text:p>33200</text:p>
          </table:table-cell>
          <table:table-cell table:formula="of:=([.E26]/8)*(1+[.H26])*10000*[.F26]" office:value-type="float" office:value="31500" calcext:value-type="float">
            <text:p>31500</text:p>
          </table:table-cell>
          <table:table-cell table:formula="of:=[.J26]+[.I26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4583.3333333333" calcext:value-type="float">
            <text:p>34583</text:p>
          </table:table-cell>
          <table:table-cell table:formula="of:=([.E27]/8)*(1+[.H27])*10000*[.F27]" office:value-type="float" office:value="13125" calcext:value-type="float">
            <text:p>13125</text:p>
          </table:table-cell>
          <table:table-cell table:formula="of:=[.J27]+[.I27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8]*[.D28]))/[.F28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22050" calcext:value-type="float">
            <text:p>22050</text:p>
          </table:table-cell>
          <table:table-cell table:formula="of:=([.E28]/8)*(1+[.H28])*10000*[.F28]" office:value-type="float" office:value="39375" calcext:value-type="float">
            <text:p>39375</text:p>
          </table:table-cell>
          <table:table-cell table:formula="of:=[.J28]+[.I28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66400" calcext:value-type="float">
            <text:p>66400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67437.5" calcext:value-type="float">
            <text:p>67438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1]*[.D31]))/[.F3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7250" calcext:value-type="float">
            <text:p>47250</text:p>
          </table:table-cell>
          <table:table-cell table:formula="of:=([.E31]/8)*(1+[.H31])*10000*[.F31]" office:value-type="float" office:value="18900" calcext:value-type="float">
            <text:p>18900</text:p>
          </table:table-cell>
          <table:table-cell table:formula="of:=[.J31]+[.I31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53327.5" calcext:value-type="float">
            <text:p>53328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70875" calcext:value-type="float">
            <text:p>7087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6700" calcext:value-type="float">
            <text:p>567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45150" calcext:value-type="float">
            <text:p>45150</text:p>
          </table:table-cell>
          <table:table-cell table:formula="of:=([.E35]/8)*(1+[.H35])*10000*[.F35]" office:value-type="float" office:value="33862.5" calcext:value-type="float">
            <text:p>33863</text:p>
          </table:table-cell>
          <table:table-cell table:formula="of:=[.J35]+[.I35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61425" calcext:value-type="float">
            <text:p>61425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51975" calcext:value-type="float">
            <text:p>51975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70875" calcext:value-type="float">
            <text:p>70875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1425" calcext:value-type="float">
            <text:p>61425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59850" calcext:value-type="float">
            <text:p>5985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63000" calcext:value-type="float">
            <text:p>63000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2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9300" calcext:value-type="float">
            <text:p>6930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3000" calcext:value-type="float">
            <text:p>63000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63000" calcext:value-type="float">
            <text:p>63000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5]*[.D45]))/[.F45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50400" calcext:value-type="float">
            <text:p>50400</text:p>
          </table:table-cell>
          <table:table-cell table:formula="of:=([.E45]/8)*(1+[.H45])*10000*[.F45]" office:value-type="float" office:value="27405" calcext:value-type="float">
            <text:p>27405</text:p>
          </table:table-cell>
          <table:table-cell table:formula="of:=[.J45]+[.I45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60795" calcext:value-type="float">
            <text:p>60795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7]/8)*(IF([.C47]&lt;11;(1+[.G47]);(1+[.H47])))*10000*[.D47]" office:value-type="float" office:value="70125" calcext:value-type="float">
            <text:p>70125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8]*[.D48]))/[.F48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8]/8)*(IF([.C48]&lt;11;(1+[.G48]);(1+[.H48])))*10000*[.D48]" office:value-type="float" office:value="37500" calcext:value-type="float">
            <text:p>37500</text:p>
          </table:table-cell>
          <table:table-cell table:formula="of:=([.E48]/8)*(1+[.H48])*10000*[.F48]" office:value-type="float" office:value="31250" calcext:value-type="float">
            <text:p>31250</text:p>
          </table:table-cell>
          <table:table-cell table:formula="of:=[.J48]+[.I48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7175" calcext:value-type="float">
            <text:p>77175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0]/8)*(IF([.C50]&lt;11;(1+[.G50]);(1+[.H50])))*10000*[.D50]" office:value-type="float" office:value="66250" calcext:value-type="float">
            <text:p>66250</text:p>
          </table:table-cell>
          <table:table-cell table:formula="of:=([.E50]/8)*(1+[.H50])*10000*[.F50]" office:value-type="float" office:value="0" calcext:value-type="float">
            <text:p>0</text:p>
          </table:table-cell>
          <table:table-cell table:formula="of:=[.J50]+[.I50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1]*[.D51]))/[.F51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1]/8)*(IF([.C51]&lt;11;(1+[.G51]);(1+[.H51])))*10000*[.D51]" office:value-type="float" office:value="40000" calcext:value-type="float">
            <text:p>40000</text:p>
          </table:table-cell>
          <table:table-cell table:formula="of:=([.E51]/8)*(1+[.H51])*10000*[.F51]" office:value-type="float" office:value="28750" calcext:value-type="float">
            <text:p>28750</text:p>
          </table:table-cell>
          <table:table-cell table:formula="of:=[.J51]+[.I51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2]*[.D52]))/[.F5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75600" calcext:value-type="float">
            <text:p>75600</text:p>
          </table:table-cell>
          <table:table-cell table:formula="of:=([.E52]/8)*(1+[.H52])*10000*[.F52]" office:value-type="float" office:value="11025" calcext:value-type="float">
            <text:p>11025</text:p>
          </table:table-cell>
          <table:table-cell table:formula="of:=[.J52]+[.I5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3]*[.D53]))/[.F53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54310.88245" calcext:value-type="float">
            <text:p>54311</text:p>
          </table:table-cell>
          <table:table-cell table:formula="of:=([.E53]/8)*(1+[.H53])*10000*[.F53]" office:value-type="float" office:value="28876.61755" calcext:value-type="float">
            <text:p>28877</text:p>
          </table:table-cell>
          <table:table-cell table:formula="of:=[.J53]+[.I53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4]*[.D54]))/[.F54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4]/8)*(IF([.C54]&lt;11;(1+[.G54]);(1+[.H54])))*10000*[.D54]" office:value-type="float" office:value="78750" calcext:value-type="float">
            <text:p>78750</text:p>
          </table:table-cell>
          <table:table-cell table:formula="of:=([.E54]/8)*(1+[.H54])*10000*[.F54]" office:value-type="float" office:value="19687.5" calcext:value-type="float">
            <text:p>19688</text:p>
          </table:table-cell>
          <table:table-cell table:formula="of:=[.J54]+[.I54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5]/8)*(IF([.C55]&lt;11;(1+[.G55]);(1+[.H55])))*10000*[.D55]" office:value-type="float" office:value="85050" calcext:value-type="float">
            <text:p>85050</text:p>
          </table:table-cell>
          <table:table-cell table:formula="of:=([.E55]/8)*(1+[.H55])*10000*[.F55]" office:value-type="float" office:value="29925" calcext:value-type="float">
            <text:p>29925</text:p>
          </table:table-cell>
          <table:table-cell table:formula="of:=[.J55]+[.I55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6]*[.D56]))/[.F56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54625.21625" calcext:value-type="float">
            <text:p>54625</text:p>
          </table:table-cell>
          <table:table-cell table:formula="of:=([.E56]/8)*(1+[.H56])*10000*[.F56]" office:value-type="float" office:value="29112.28375" calcext:value-type="float">
            <text:p>29112</text:p>
          </table:table-cell>
          <table:table-cell table:formula="of:=[.J56]+[.I56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78750" calcext:value-type="float">
            <text:p>78750</text:p>
          </table:table-cell>
          <table:table-cell table:formula="of:=([.E57]/8)*(1+[.H57])*10000*[.F57]" office:value-type="float" office:value="0" calcext:value-type="float">
            <text:p>0</text:p>
          </table:table-cell>
          <table:table-cell table:formula="of:=[.J57]+[.I57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8]*[.D58]))/[.F58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8]/8)*(IF([.C58]&lt;11;(1+[.G58]);(1+[.H58])))*10000*[.D58]" office:value-type="float" office:value="78750" calcext:value-type="float">
            <text:p>78750</text:p>
          </table:table-cell>
          <table:table-cell table:formula="of:=([.E58]/8)*(1+[.H58])*10000*[.F58]" office:value-type="float" office:value="24937.5" calcext:value-type="float">
            <text:p>24938</text:p>
          </table:table-cell>
          <table:table-cell table:formula="of:=[.J58]+[.I58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59]*[.D59]))/[.F59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9]/8)*(IF([.C59]&lt;11;(1+[.G59]);(1+[.H59])))*10000*[.D59]" office:value-type="float" office:value="54764.93" calcext:value-type="float">
            <text:p>54765</text:p>
          </table:table-cell>
          <table:table-cell table:formula="of:=([.E59]/8)*(1+[.H59])*10000*[.F59]" office:value-type="float" office:value="31310.07" calcext:value-type="float">
            <text:p>31310</text:p>
          </table:table-cell>
          <table:table-cell table:formula="of:=[.J59]+[.I59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0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0]/8)*(IF([.C60]&lt;11;(1+[.G60]);(1+[.H60])))*10000*[.D60]" office:value-type="float" office:value="85050" calcext:value-type="float">
            <text:p>85050</text:p>
          </table:table-cell>
          <table:table-cell table:formula="of:=([.E60]/8)*(1+[.H60])*10000*[.F60]" office:value-type="float" office:value="34650" calcext:value-type="float">
            <text:p>34650</text:p>
          </table:table-cell>
          <table:table-cell table:formula="of:=[.J60]+[.I60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1]*[.D61]))/[.F61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83737.5" calcext:value-type="float">
            <text:p>83738</text:p>
          </table:table-cell>
          <table:table-cell table:formula="of:=([.E61]/8)*(1+[.H61])*10000*[.F61]" office:value-type="float" office:value="43862.5" calcext:value-type="float">
            <text:p>43863</text:p>
          </table:table-cell>
          <table:table-cell table:formula="of:=[.J61]+[.I61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2]*[.D62]))/[.F6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74250" calcext:value-type="float">
            <text:p>74250</text:p>
          </table:table-cell>
          <table:table-cell table:formula="of:=([.E62]/8)*(1+[.H62])*10000*[.F62]" office:value-type="float" office:value="13750" calcext:value-type="float">
            <text:p>13750</text:p>
          </table:table-cell>
          <table:table-cell table:formula="of:=[.J62]+[.I62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3]*[.D63]))/[.F6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3]/8)*(IF([.C63]&lt;11;(1+[.G63]);(1+[.H63])))*10000*[.D63]" office:value-type="float" office:value="81900" calcext:value-type="float">
            <text:p>81900</text:p>
          </table:table-cell>
          <table:table-cell table:formula="of:=([.E63]/8)*(1+[.H63])*10000*[.F63]" office:value-type="float" office:value="18900" calcext:value-type="float">
            <text:p>18900</text:p>
          </table:table-cell>
          <table:table-cell table:formula="of:=[.J63]+[.I63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4]*[.D64]))/[.F64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4]/8)*(IF([.C64]&lt;11;(1+[.G64]);(1+[.H64])))*10000*[.D64]" office:value-type="float" office:value="78750" calcext:value-type="float">
            <text:p>78750</text:p>
          </table:table-cell>
          <table:table-cell table:formula="of:=([.E64]/8)*(1+[.H64])*10000*[.F64]" office:value-type="float" office:value="27693.75" calcext:value-type="float">
            <text:p>27694</text:p>
          </table:table-cell>
          <table:table-cell table:formula="of:=[.J64]+[.I64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5]/8)*(IF([.C65]&lt;11;(1+[.G65]);(1+[.H65])))*10000*[.D65]" office:value-type="float" office:value="79222.5" calcext:value-type="float">
            <text:p>79223</text:p>
          </table:table-cell>
          <table:table-cell table:formula="of:=([.E65]/8)*(1+[.H65])*10000*[.F65]" office:value-type="float" office:value="0" calcext:value-type="float">
            <text:p>0</text:p>
          </table:table-cell>
          <table:table-cell table:formula="of:=[.J65]+[.I65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6]*[.D66]))/[.F66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46750" calcext:value-type="float">
            <text:p>46750</text:p>
          </table:table-cell>
          <table:table-cell table:formula="of:=([.E66]/8)*(1+[.H66])*10000*[.F66]" office:value-type="float" office:value="39875" calcext:value-type="float">
            <text:p>39875</text:p>
          </table:table-cell>
          <table:table-cell table:formula="of:=[.J66]+[.I66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7]*[.D67]))/[.F67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82687.5" calcext:value-type="float">
            <text:p>82688</text:p>
          </table:table-cell>
          <table:table-cell table:formula="of:=([.E67]/8)*(1+[.H67])*10000*[.F67]" office:value-type="float" office:value="26250" calcext:value-type="float">
            <text:p>26250</text:p>
          </table:table-cell>
          <table:table-cell table:formula="of:=[.J67]+[.I67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60500" calcext:value-type="float">
            <text:p>60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9]*[.D69])/[.F69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9]/8)*(IF([.C69]&lt;11;(1+[.G69]);(1+[.H69])))*10000*[.D69]" office:value-type="float" office:value="89775" calcext:value-type="float">
            <text:p>89775</text:p>
          </table:table-cell>
          <table:table-cell table:formula="of:=([.E69]/8)*(1+[.H69])*10000*[.F69]" office:value-type="float" office:value="28350" calcext:value-type="float">
            <text:p>28350</text:p>
          </table:table-cell>
          <table:table-cell table:formula="of:=[.J69]+[.I69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0]*[.D70]))/[.F70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0]/8)*(IF([.C70]&lt;11;(1+[.G70]);(1+[.H70])))*10000*[.D70]" office:value-type="float" office:value="86625" calcext:value-type="float">
            <text:p>86625</text:p>
          </table:table-cell>
          <table:table-cell table:formula="of:=([.E70]/8)*(1+[.H70])*10000*[.F70]" office:value-type="float" office:value="32025" calcext:value-type="float">
            <text:p>32025</text:p>
          </table:table-cell>
          <table:table-cell table:formula="of:=[.J70]+[.I70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1]*[.D71]))/[.F71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82500" calcext:value-type="float">
            <text:p>82500</text:p>
          </table:table-cell>
          <table:table-cell table:formula="of:=([.E71]/8)*(1+[.H71])*10000*[.F71]" office:value-type="float" office:value="36162.5" calcext:value-type="float">
            <text:p>36163</text:p>
          </table:table-cell>
          <table:table-cell table:formula="of:=[.J71]+[.I71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2]*[.D72]))/[.F72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90956.25" calcext:value-type="float">
            <text:p>90956</text:p>
          </table:table-cell>
          <table:table-cell table:formula="of:=([.E72]/8)*(1+[.H72])*10000*[.F72]" office:value-type="float" office:value="42418.75" calcext:value-type="float">
            <text:p>42419</text:p>
          </table:table-cell>
          <table:table-cell table:formula="of:=[.J72]+[.I72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3]*[.D73]))/[.F73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74250" calcext:value-type="float">
            <text:p>74250</text:p>
          </table:table-cell>
          <table:table-cell table:formula="of:=([.E73]/8)*(1+[.H73])*10000*[.F73]" office:value-type="float" office:value="31625" calcext:value-type="float">
            <text:p>31625</text:p>
          </table:table-cell>
          <table:table-cell table:formula="of:=[.J73]+[.I73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75625" calcext:value-type="float">
            <text:p>75625</text:p>
          </table:table-cell>
          <table:table-cell table:formula="of:=([.E74]/8)*(1+[.H74])*10000*[.F74]" office:value-type="float" office:value="13750" calcext:value-type="float">
            <text:p>13750</text:p>
          </table:table-cell>
          <table:table-cell table:formula="of:=[.J74]+[.I74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5]/8)*(IF([.C75]&lt;11;(1+[.G75]);(1+[.H75])))*10000*[.D75]" office:value-type="float" office:value="44100" calcext:value-type="float">
            <text:p>44100</text:p>
          </table:table-cell>
          <table:table-cell table:formula="of:=([.E75]/8)*(1+[.H75])*10000*[.F75]" office:value-type="float" office:value="22050" calcext:value-type="float">
            <text:p>22050</text:p>
          </table:table-cell>
          <table:table-cell table:formula="of:=[.J75]+[.I75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6]*[.D76]))/[.F76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57750" calcext:value-type="float">
            <text:p>57750</text:p>
          </table:table-cell>
          <table:table-cell table:formula="of:=([.E76]/8)*(1+[.H76])*10000*[.F76]" office:value-type="float" office:value="35750" calcext:value-type="float">
            <text:p>35750</text:p>
          </table:table-cell>
          <table:table-cell table:formula="of:=[.J76]+[.I76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7]*[.D77]))/[.F7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2500" calcext:value-type="float">
            <text:p>82500</text:p>
          </table:table-cell>
          <table:table-cell table:formula="of:=([.E77]/8)*(1+[.H77])*10000*[.F77]" office:value-type="float" office:value="28875" calcext:value-type="float">
            <text:p>28875</text:p>
          </table:table-cell>
          <table:table-cell table:formula="of:=[.J77]+[.I77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8]*[.D78]))/[.F78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8]/8)*(IF([.C78]&lt;11;(1+[.G78]);(1+[.H78])))*10000*[.D78]" office:value-type="float" office:value="82687.5" calcext:value-type="float">
            <text:p>82688</text:p>
          </table:table-cell>
          <table:table-cell table:formula="of:=([.E78]/8)*(1+[.H78])*10000*[.F78]" office:value-type="float" office:value="56700" calcext:value-type="float">
            <text:p>56700</text:p>
          </table:table-cell>
          <table:table-cell table:formula="of:=[.J78]+[.I78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9]*[.D79]))/[.F7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82500" calcext:value-type="float">
            <text:p>82500</text:p>
          </table:table-cell>
          <table:table-cell table:formula="of:=([.E79]/8)*(1+[.H79])*10000*[.F79]" office:value-type="float" office:value="28875" calcext:value-type="float">
            <text:p>28875</text:p>
          </table:table-cell>
          <table:table-cell table:formula="of:=[.J79]+[.I7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0]*[.D80]))/[.F80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70125" calcext:value-type="float">
            <text:p>70125</text:p>
          </table:table-cell>
          <table:table-cell table:formula="of:=([.E80]/8)*(1+[.H80])*10000*[.F80]" office:value-type="float" office:value="59125" calcext:value-type="float">
            <text:p>59125</text:p>
          </table:table-cell>
          <table:table-cell table:formula="of:=[.J80]+[.I80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1]*[.D81]))/[.F81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110000" calcext:value-type="float">
            <text:p>110000</text:p>
          </table:table-cell>
          <table:table-cell table:formula="of:=([.E81]/8)*(1+[.H81])*10000*[.F81]" office:value-type="float" office:value="37125" calcext:value-type="float">
            <text:p>37125</text:p>
          </table:table-cell>
          <table:table-cell table:formula="of:=[.J81]+[.I81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2]*[.D82]))/[.F82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750" calcext:value-type="float">
            <text:p>90750</text:p>
          </table:table-cell>
          <table:table-cell table:formula="of:=([.E82]/8)*(1+[.H82])*10000*[.F82]" office:value-type="float" office:value="53075" calcext:value-type="float">
            <text:p>53075</text:p>
          </table:table-cell>
          <table:table-cell table:formula="of:=[.J82]+[.I82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3]*[.D83]))/[.F83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37125" calcext:value-type="float">
            <text:p>37125</text:p>
          </table:table-cell>
          <table:table-cell table:formula="of:=[.J83]+[.I83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4]*[.D84]))/[.F84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74250" calcext:value-type="float">
            <text:p>74250</text:p>
          </table:table-cell>
          <table:table-cell table:formula="of:=([.E84]/8)*(1+[.H84])*10000*[.F84]" office:value-type="float" office:value="37125" calcext:value-type="float">
            <text:p>37125</text:p>
          </table:table-cell>
          <table:table-cell table:formula="of:=[.J84]+[.I84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5]*[.D85]))/[.F85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7487.5" calcext:value-type="float">
            <text:p>57488</text:p>
          </table:table-cell>
          <table:table-cell table:formula="of:=[.J85]+[.I85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6]*[.D86]))/[.F86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6]/8)*(IF([.C86]&lt;11;(1+[.G86]);(1+[.H86])))*10000*[.D86]" office:value-type="float" office:value="78750" calcext:value-type="float">
            <text:p>78750</text:p>
          </table:table-cell>
          <table:table-cell table:formula="of:=([.E86]/8)*(1+[.H86])*10000*[.F86]" office:value-type="float" office:value="41625" calcext:value-type="float">
            <text:p>41625</text:p>
          </table:table-cell>
          <table:table-cell table:formula="of:=[.J86]+[.I86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7]/8)*(IF([.C87]&lt;11;(1+[.G87]);(1+[.H87])))*10000*[.D87]" office:value-type="float" office:value="75600" calcext:value-type="float">
            <text:p>75600</text:p>
          </table:table-cell>
          <table:table-cell table:formula="of:=([.E87]/8)*(1+[.H87])*10000*[.F87]" office:value-type="float" office:value="0" calcext:value-type="float">
            <text:p>0</text:p>
          </table:table-cell>
          <table:table-cell table:formula="of:=[.J87]+[.I87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8]*[.D88]))/[.F88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8]/8)*(IF([.C88]&lt;11;(1+[.G88]);(1+[.H88])))*10000*[.D88]" office:value-type="float" office:value="71250" calcext:value-type="float">
            <text:p>71250</text:p>
          </table:table-cell>
          <table:table-cell table:formula="of:=([.E88]/8)*(1+[.H88])*10000*[.F88]" office:value-type="float" office:value="38000" calcext:value-type="float">
            <text:p>38000</text:p>
          </table:table-cell>
          <table:table-cell table:formula="of:=[.J88]+[.I88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9]*[.D89]))/[.F89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9]/8)*(IF([.C89]&lt;11;(1+[.G89]);(1+[.H89])))*10000*[.D89]" office:value-type="float" office:value="86625" calcext:value-type="float">
            <text:p>86625</text:p>
          </table:table-cell>
          <table:table-cell table:formula="of:=([.E89]/8)*(1+[.H89])*10000*[.F89]" office:value-type="float" office:value="53681.25" calcext:value-type="float">
            <text:p>53681</text:p>
          </table:table-cell>
          <table:table-cell table:formula="of:=[.J89]+[.I89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0]/8)*(IF([.C90]&lt;11;(1+[.G90]);(1+[.H90])))*10000*[.D90]" office:value-type="float" office:value="190250" calcext:value-type="float">
            <text:p>190250</text:p>
          </table:table-cell>
          <table:table-cell table:formula="of:=([.E90]/8)*(1+[.H90])*10000*[.F90]" office:value-type="float" office:value="0" calcext:value-type="float">
            <text:p>0</text:p>
          </table:table-cell>
          <table:table-cell table:formula="of:=[.J90]+[.I90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1]/8)*(IF([.C91]&lt;11;(1+[.G91]);(1+[.H91])))*10000*[.D91]" office:value-type="float" office:value="94500" calcext:value-type="float">
            <text:p>94500</text:p>
          </table:table-cell>
          <table:table-cell table:formula="of:=([.E91]/8)*(1+[.H91])*10000*[.F91]" office:value-type="float" office:value="53392.5" calcext:value-type="float">
            <text:p>53393</text:p>
          </table:table-cell>
          <table:table-cell table:formula="of:=[.J91]+[.I91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2]*[.D92]))/[.F9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2]/8)*(IF([.C92]&lt;11;(1+[.G92]);(1+[.H92])))*10000*[.D92]" office:value-type="float" office:value="115000" calcext:value-type="float">
            <text:p>115000</text:p>
          </table:table-cell>
          <table:table-cell table:formula="of:=([.E92]/8)*(1+[.H92])*10000*[.F92]" office:value-type="float" office:value="7187.5" calcext:value-type="float">
            <text:p>7188</text:p>
          </table:table-cell>
          <table:table-cell table:formula="of:=[.J92]+[.I92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3]*[.D93]))/[.F93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3]/8)*(IF([.C93]&lt;11;(1+[.G93]);(1+[.H93])))*10000*[.D93]" office:value-type="float" office:value="92193.75" calcext:value-type="float">
            <text:p>92194</text:p>
          </table:table-cell>
          <table:table-cell table:formula="of:=([.E93]/8)*(1+[.H93])*10000*[.F93]" office:value-type="float" office:value="49293.75" calcext:value-type="float">
            <text:p>49294</text:p>
          </table:table-cell>
          <table:table-cell table:formula="of:=[.J93]+[.I93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4]*[.D94]))/[.F94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4]/8)*(IF([.C94]&lt;11;(1+[.G94]);(1+[.H94])))*10000*[.D94]" office:value-type="float" office:value="86625" calcext:value-type="float">
            <text:p>86625</text:p>
          </table:table-cell>
          <table:table-cell table:formula="of:=([.E94]/8)*(1+[.H94])*10000*[.F94]" office:value-type="float" office:value="50187.5" calcext:value-type="float">
            <text:p>50188</text:p>
          </table:table-cell>
          <table:table-cell table:formula="of:=[.J94]+[.I94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5]*[.D95]))/[.F95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5]/8)*(IF([.C95]&lt;11;(1+[.G95]);(1+[.H95])))*10000*[.D95]" office:value-type="float" office:value="82500" calcext:value-type="float">
            <text:p>82500</text:p>
          </table:table-cell>
          <table:table-cell table:formula="of:=([.E95]/8)*(1+[.H95])*10000*[.F95]" office:value-type="float" office:value="44825" calcext:value-type="float">
            <text:p>44825</text:p>
          </table:table-cell>
          <table:table-cell table:formula="of:=[.J95]+[.I95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5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28T14:20:46.904169732</dc:date>
    <meta:editing-duration>P2DT16H56M34S</meta:editing-duration>
    <meta:editing-cycles>88</meta:editing-cycles>
    <meta:generator>LibreOffice/5.1.6.2$Linux_X86_64 LibreOffice_project/10m0$Build-2</meta:generator>
    <dc:creator>James Petts</dc:creator>
    <meta:document-statistic meta:table-count="2" meta:cell-count="1170" meta:object-count="0"/>
  </office:meta>
</office:document-meta>
</file>